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7c7ae5"/>
    </style:style>
    <style:style style:name="P2" style:family="paragraph" style:parent-style-name="Table_20_Contents">
      <style:text-properties fo:color="#464453" fo:font-size="11pt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4" style:family="paragraph" style:parent-style-name="Standard">
      <style:text-properties officeooo:paragraph-rsid="000fab98"/>
    </style:style>
    <style:style style:name="P5" style:family="paragraph" style:parent-style-name="Heading_20_1">
      <style:text-properties officeooo:paragraph-rsid="000fab98"/>
    </style:style>
    <style:style style:name="P6" style:family="paragraph" style:parent-style-name="Text_20_body">
      <style:text-properties officeooo:paragraph-rsid="000fab98"/>
    </style:style>
    <style:style style:name="T1" style:family="text">
      <style:text-properties officeooo:rsid="007c7ae5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80865"/>
    </style:style>
    <style:style style:name="T4" style:family="text">
      <style:text-properties fo:language="en" fo:country="US" officeooo:rsid="00095fef"/>
    </style:style>
    <style:style style:name="T5" style:family="text">
      <style:text-properties fo:language="en" fo:country="US" officeooo:rsid="000b494f"/>
    </style:style>
    <style:style style:name="T6" style:family="text">
      <style:text-properties fo:language="en" fo:country="US" officeooo:rsid="000e4034"/>
    </style:style>
    <style:style style:name="T7" style:family="text">
      <style:text-properties officeooo:rsid="000b49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2">Il Vitello Dai Piedi Di Balsa</text:span></text:h>
      <text:p text:style-name="P6"><text:span text:style-name="T2">Nel boschetto della mia fantasia</text:span></text:p>
      <text:p text:style-name="P4"><text:span text:style-name="T2">c'è un fottio di animaletti un pò matti inventati da me,</text:span></text:p>
      <text:p text:style-name="P4"><text:span text:style-name="T2">che mi fanno ridere quando sono triste,</text:span></text:p>
      <text:p text:style-name="P4"><text:span text:style-name="T2">mi fanno ridere quando sono felice,</text:span></text:p>
      <text:p text:style-name="P4"><text:span text:style-name="T2">mi fanno ridere quando sono medio;</text:span></text:p>
      <text:p text:style-name="P4"><text:span text:style-name="T2">in pratica mi fanno ridere sempre,</text:span></text:p>
      <text:p text:style-name="P4"><text:span text:style-name="T2">quel fottio di animaletti inventati da me.</text:span></text:p>
      <text:p text:style-name="P4"><text:span text:style-name="T2">C'è il vitello con i piedi di balsa,</text:span></text:p>
      <text:p text:style-name="P4"><text:span text:style-name="T2">il vitello con i piedi di spugna</text:span></text:p>
      <text:p text:style-name="P4"><text:span text:style-name="T2">e indovina chi c'è?</text:span></text:p>
      <text:p text:style-name="P4"><text:span text:style-name="T2">C'è pure il vitello coi piedi di cobalto,</text:span></text:p>
      <text:p text:style-name="P4"><text:span text:style-name="T2">c'è il vitello dai piedi tonnati.</text:span></text:p>
      <text:p text:style-name="P4"><text:span text:style-name="T2">Quattro ne ho inventati;</text:span></text:p>
      <text:p text:style-name="P4"><text:span text:style-name="T2">sono gli animali della mia e della tua fantasia.</text:span></text:p>
      <text:p text:style-name="P4"><text:span text:style-name="T2"/></text:p>
      <text:p text:style-name="P4"><text:span text:style-name="T2">Ma un giorno il vitello dai piedi di balsa</text:span></text:p>
      <text:p text:style-name="P4"><text:span text:style-name="T2">si recò dal vitello dai piedi di cobalto</text:span></text:p>
      <text:p text:style-name="P4"><text:span text:style-name="T2">e gi disse: "C'è il vitello dai piedi tonnati</text:span></text:p>
      <text:p text:style-name="P4"><text:span text:style-name="T2">che parla molto male di te:</text:span></text:p>
      <text:p text:style-name="P4"><text:span text:style-name="T2">sostiene che i tuoi piedi non sono di vero cobalto</text:span></text:p>
      <text:p text:style-name="P4"><text:span text:style-name="T2">ma sono in effetti quattro piedi di pane,</text:span></text:p>
      <text:p text:style-name="P4"><text:span text:style-name="T2">ricoperti da un sottile strato di cobalto".</text:span></text:p>
      <text:p text:style-name="P4"><text:span text:style-name="T2">"Mio caro vitello dai piedi di balsa, la tua storia è falsa.</text:span></text:p>
      <text:p text:style-name="P4"><text:span text:style-name="T2">L'amico vitello dai piedi di spugna mi ha svelato la verità:</text:span></text:p>
      <text:p text:style-name="P4"><text:span text:style-name="T2">egli ha nascosto una microspia nei tuoi piedi di balsa</text:span></text:p>
      <text:p text:style-name="P4"><text:span text:style-name="T2">e nei piedi tonnati, così ha scoperto che tu, solo tu,</text:span></text:p>
      <text:p text:style-name="P4"><text:span text:style-name="T2">sempre tu, anche tu, nient altro che tu, si si proprio tu......</text:span></text:p>
      <text:p text:style-name="P4"><text:span text:style-name="T2">Sei il vitello dai piedi di balsa,</text:span></text:p>
      <text:p text:style-name="P4"><text:span text:style-name="T2">inventore di una storia falsa:</text:span></text:p>
      <text:p text:style-name="P4"><text:span text:style-name="T2">accusavi il vitello dai piedi tonnati</text:span></text:p>
      <text:p text:style-name="P4"><text:span text:style-name="T2">e per questo i tuoi piedi saranno asportati."</text:span></text:p>
      <text:p text:style-name="P4"><text:span text:style-name="T2"/></text:p>
      <text:p text:style-name="P4"><text:span text:style-name="T2">Ma la legge prevede una pena aggiuntiva</text:span></text:p>
      <text:p text:style-name="P4"><text:span text:style-name="T2">per questo reato, l'ascolto forzato di.........</text:span></text:p>
      <text:p text:style-name="P4"><text:span text:style-name="T2"/></text:p>
      <text:p text:style-name="P4"><text:span text:style-name="T2">Nel boschetto della mia fantasia</text:span></text:p>
      <text:p text:style-name="P4"><text:span text:style-name="T2">ora c'è un vitello senza più i piedi</text:span></text:p>
      <text:p text:style-name="P4"><text:span text:style-name="T2">che invoca pietà,</text:span></text:p>
      <text:p text:style-name="P4"><text:span text:style-name="T2">quand' ecco che un piccolo amico si avvicina.......</text:span></text:p>
      <text:p text:style-name="P4"><text:span text:style-name="T2"/></text:p>
      <text:p text:style-name="P4"><text:span text:style-name="T2">'Mi presento: son l'orsetto ricchione</text:span></text:p>
      <text:p text:style-name="P4"><text:span text:style-name="T2">e come avrai intuito adesso ti inculo.....'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21cm" loext:contextual-spacing="false" fo:text-indent="0cm" style:auto-text-indent="false"/>
      <style:text-properties fo:color="#faa61a" fo:font-size="18pt" fo:language="en" fo:country="US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Il Vitello Dai Piedi Di Balsa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in Story</dc:title>
    <dc:date>2018-11-21T20:03:54.314000000</dc:date>
    <meta:editing-duration>PT11M30S</meta:editing-duration>
    <meta:editing-cycles>7</meta:editing-cycles>
    <meta:generator>LibreOffice/6.1.2.1$Windows_X86_64 LibreOffice_project/65905a128db06ba48db947242809d14d3f9a93fe</meta:generator>
    <dc:creator>Michele Maione</dc:creator>
    <meta:document-statistic meta:table-count="1" meta:image-count="0" meta:object-count="0" meta:page-count="1" meta:paragraph-count="41" meta:word-count="293" meta:character-count="1576" meta:non-whitespace-character-count="1324"/>
    <meta:template xlink:type="simple" xlink:actuate="onRequest" xlink:title="" xlink:href="../MasterGameDesignDocument.odm" meta:date="2018-11-21T20:01:31.608000000"/>
  </office:meta>
</office:document-meta>
</file>